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tableooo="http://openoffice.org/2009/table" xmlns:field="urn:openoffice:names:experimental:ooo-ms-interop:xmlns:field: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2"/>
    <style:style style:name="ce2" style:family="table-cell" style:parent-style-name="Default" style:data-style-name="N117"/>
    <style:style style:name="ce3" style:family="table-cell" style:parent-style-name="Default" style:data-style-name="N119"/>
    <style:style style:name="ce4" style:family="table-cell" style:parent-style-name="Default" style:data-style-name="N120"/>
    <style:style style:name="ce5" style:family="table-cell" style:parent-style-name="Default" style:data-style-name="N124"/>
    <style:style style:name="ce6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Units</text:p>
          </table:table-cell>
        </table:table-row>
        <table:table-row table:style-name="ro1">
          <table:table-cell table:style-name="ce1" office:value-type="currency" office:currency="USD" office:value="32">
            <text:p>$32.00</text:p>
          </table:table-cell>
        </table:table-row>
        <table:table-row table:style-name="ro1">
          <table:table-cell table:style-name="ce2" office:value-type="currency" office:currency="EUR" office:value="57">
            <text:p>57.00 €</text:p>
          </table:table-cell>
        </table:table-row>
        <table:table-row table:style-name="ro1">
          <table:table-cell table:style-name="ce3" office:value-type="currency" office:currency="ITL" office:value="74">
            <text:p>₤ 74</text:p>
          </table:table-cell>
        </table:table-row>
        <table:table-row table:style-name="ro1">
          <table:table-cell table:style-name="ce4" office:value-type="currency" office:currency="BRL" office:value="50">
            <text:p>R$ 50.00</text:p>
          </table:table-cell>
        </table:table-row>
        <table:table-row table:style-name="ro2">
          <table:table-cell table:style-name="ce5" office:value-type="currency" office:currency="EGP" office:value="27">
            <text:p>ج.م. 27</text:p>
          </table:table-cell>
        </table:table-row>
        <table:table-row table:style-name="ro1">
          <table:table-cell table:style-name="ce6" office:value-type="currency" office:currency="RUB" office:value="7">
            <text:p>7.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tableooo="http://openoffice.org/2009/table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currency-style style:name="N119P0" style:volatile="true">
      <number:currency-symbol number:language="la" number:country="VA">₤</number:currency-symbol>
      <number:text> </number:text>
      <number:number number: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la" number:country="VA">₤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ar" number:country="EG">ج.م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ar" number:country="EG">ج.م.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23P0" style:volatile="true">
      <number:currency-symbol number:language="ar" number:country="EG">ج.م.</number:currency-symbol>
      <number:text> </number:text>
      <number:number number:decimal-places="0" number:min-integer-digits="1" number:grouping="true"/>
    </number:currency-style>
    <number:currency-style style:name="N123">
      <style:text-properties fo:color="#ff0000"/>
      <number:currency-symbol number:language="ar" number:country="EG">ج.م.</number:currency-symbol>
      <number:text> </number:text>
      <number:number number:decimal-places="0" number:min-integer-digits="1" number:grouping="true"/>
      <number:text>-</number:text>
      <style:map style:condition="value()&gt;=0" style:apply-style-name="N123P0"/>
    </number:currency-style>
    <number:currency-style style:name="N124P0" style:volatile="true">
      <number:currency-symbol number:language="ar" number:country="EG">ج.م.</number:currency-symbol>
      <number:text> </number:text>
      <number:number number:decimal-places="0" number:min-integer-digits="1" number:grouping="true"/>
    </number:currency-style>
    <number:currency-style style:name="N124">
      <number:currency-symbol number:language="ar" number:country="EG">ج.م.</number:currency-symbol>
      <number:text> </number:text>
      <number:number number:decimal-places="0" number:min-integer-digits="1" number:grouping="true"/>
      <number:text>-</number:text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7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firstname lastname</meta:initial-creator>
    <meta:creation-date>2012-07-20T16:52:55</meta:creation-date>
    <dc:date>2012-07-20T17:15:40</dc:date>
    <dc:creator>firstname lastname</dc:creator>
    <meta:editing-duration>PT00H22M45S</meta:editing-duration>
    <meta:editing-cycles>2</meta:editing-cycles>
    <meta:generator>OpenOffice.org/3.4$Unix OpenOffice.org_project/340m1$Build-9589</meta:generator>
    <meta:document-statistic meta:table-count="3" meta:cell-count="7" meta:object-count="0"/>
  </office:meta>
</office:document-meta>
</file>